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70000031B2E8C593430151488.png" manifest:media-type="image/png"/>
  <manifest:file-entry manifest:full-path="Pictures/1000000000000488000001D7AE20278693E4ECB1.png" manifest:media-type="image/png"/>
  <manifest:file-entry manifest:full-path="Pictures/10000000000004900000037BE47E192E770DEC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939cm" svg:height="14.943cm" svg:x="1.001cm" svg:y="0.979cm">
          <draw:image xlink:href="Pictures/10000000000004900000037BE47E192E770DEC13.png" xlink:type="simple" xlink:show="embed" xlink:actuate="onLoad" draw:mime-type="image/png">
            <text:p/>
          </draw:image>
        </draw:frame>
        <draw:frame draw:style-name="gr1" draw:text-style-name="P1" draw:layer="layout" svg:width="27.844cm" svg:height="7.953cm" svg:x="1.096cm" svg:y="15.907cm">
          <draw:image xlink:href="Pictures/1000000000000488000001D7AE20278693E4ECB1.png" xlink:type="simple" xlink:show="embed" xlink:actuate="onLoad" draw:mime-type="image/png">
            <text:p/>
          </draw:image>
        </draw:frame>
        <draw:frame draw:style-name="gr1" draw:text-style-name="P1" draw:layer="layout" svg:width="27.94cm" svg:height="13.436cm" svg:x="1cm" svg:y="24.076cm">
          <draw:image xlink:href="Pictures/10000000000004870000031B2E8C59343015148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6T16:44:51.279297557</meta:creation-date>
    <dc:date>2022-03-26T17:09:27.717049212</dc:date>
    <meta:editing-duration>PT10M8S</meta:editing-duration>
    <meta:editing-cycles>3</meta:editing-cycles>
    <meta:generator>LibreOffice/7.2.5.1$Linux_X86_64 LibreOffice_project/20$Build-1</meta:generator>
    <meta:document-statistic meta:object-count="3"/>
  </office:meta>
</office:document-meta>
</file>